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2pt" fo:font-weight="bold" officeooo:rsid="000da8e3" officeooo:paragraph-rsid="000da8e3" style:font-weight-asian="bold" style:font-name-complex="Khmer OS" style:font-size-complex="16pt" style:font-weight-complex="bold"/>
    </style:style>
    <style:style style:name="P2" style:family="paragraph" style:parent-style-name="Standard">
      <style:text-properties fo:color="#ffffff" loext:opacity="100%" style:font-name="Khmer OS" fo:font-size="16pt" officeooo:rsid="000da8e3" officeooo:paragraph-rsid="000da8e3" fo:background-color="#18a303" style:font-name-complex="Khmer OS" style:font-size-complex="16pt"/>
    </style:style>
    <style:style style:name="P3" style:family="paragraph" style:parent-style-name="Standard">
      <style:text-properties style:font-name="Khmer OS" fo:font-size="16pt" officeooo:rsid="000da8e3" officeooo:paragraph-rsid="000f6ce1" style:font-name-complex="Khmer OS" style:font-size-complex="16pt"/>
    </style:style>
    <style:style style:name="P4" style:family="paragraph" style:parent-style-name="Standard">
      <style:text-properties fo:color="#ffffff" loext:opacity="100%" style:font-name="Khmer OS" fo:font-size="16pt" officeooo:rsid="000da8e3" officeooo:paragraph-rsid="00164418" fo:background-color="#18a303" style:font-name-complex="Khmer OS" style:font-size-complex="16pt"/>
    </style:style>
    <style:style style:name="P5" style:family="paragraph" style:parent-style-name="Standard">
      <style:paragraph-properties fo:break-before="page"/>
      <style:text-properties fo:color="#000000" loext:opacity="100%" style:font-name="Khmer OS" fo:font-size="16pt" officeooo:rsid="000da8e3" officeooo:paragraph-rsid="001817bb" fo:background-color="#ffffff" style:font-name-complex="Khmer OS" style:font-size-complex="16pt"/>
    </style:style>
    <style:style style:name="T1" style:family="text">
      <style:text-properties officeooo:rsid="000f6ce1"/>
    </style:style>
    <style:style style:name="T2" style:family="text">
      <style:text-properties fo:font-size="8pt" officeooo:rsid="000f6ce1"/>
    </style:style>
    <style:style style:name="T3" style:family="text">
      <style:text-properties officeooo:rsid="00128b5d"/>
    </style:style>
    <style:style style:name="T4" style:family="text">
      <style:text-properties officeooo:rsid="0012f7ed"/>
    </style:style>
    <style:style style:name="T5" style:family="text">
      <style:text-properties officeooo:rsid="00164418"/>
    </style:style>
    <style:style style:name="T6" style:family="text">
      <style:text-properties officeooo:rsid="001a4d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31/May/21</text:p>
      <text:p text:style-name="P1">Chapter8</text:p>
      <text:p text:style-name="P3">- 30 host 10Mb<text:line-break/>- IP = 192.168.20.0/24<text:line-break/>- 30 host ប្រើបាន 254h0st <text:line-break/><text:line-break/>- <text:span text:style-name="T1">We use 5host bits =&gt; h/s = 2</text:span><text:span text:style-name="T2">5</text:span><text:span text:style-name="T1"> – 2 = 30host<text:line-break/>- Biro 3bits =&gt; subnet = 23 = 8(0, 1, <text:s/>2, 3, 4, 5, 6, 7)<text:line-break/>- Sub0 = 192.168.20.0/27<text:line-break/>- Sub1 = 192.168.20.32/27<text:line-break/>- Sub2 = 192.168.20.64/27<text:line-break/>- Sub3 = 192.168.20.96/27<text:line-break/>- Sub4 = 192.168.20.0/27<text:line-break/>….<text:line-break/>- sub7 = 192.168.</text:span><text:span text:style-name="T3">20</text:span><text:span text:style-name="T1">.</text:span><text:span text:style-name="T3">128/27<text:line-break/></text:span><text:span text:style-name="T4">400h</text:span><text:span text:style-name="T3"><text:line-break/></text:span><text:span text:style-name="T4">IP = 172.16.0.0/16</text:span></text:p>
      <text:p text:style-name="P3"/>
      <text:p text:style-name="P4">Date <text:span text:style-name="T5">05</text:span>/<text:span text:style-name="T5">Jun</text:span>/21<text:line-break/></text:p>
      <text:p text:style-name="P5"><text:tab/>- 30 host 10M<text:span text:style-name="T6">wt</text:span>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5T12:43:49.808862590</dc:date>
    <meta:editing-duration>PT2H48M44S</meta:editing-duration>
    <meta:editing-cycles>7</meta:editing-cycles>
    <meta:generator>LibreOffice/7.1.3.2$Linux_X86_64 LibreOffice_project/10$Build-2</meta:generator>
    <meta:document-statistic meta:table-count="0" meta:image-count="0" meta:object-count="0" meta:page-count="2" meta:paragraph-count="5" meta:word-count="80" meta:character-count="400" meta:non-whitespace-character-count="320"/>
  </office:meta>
</office:document-meta>
</file>